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fo:font-style="italic" officeooo:rsid="04dbee00" officeooo:paragraph-rsid="04dbee00" style:font-style-asian="italic" style:font-style-complex="italic"/>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fo:font-style="italic" officeooo:rsid="04dbee00" officeooo:paragraph-rsid="04dbee00" style:font-style-asian="italic" style:font-style-complex="italic"/>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9" style:family="paragraph" style:parent-style-name="Chapter_20_Title">
      <style:paragraph-properties fo:break-before="page"/>
      <style:text-properties officeooo:rsid="000a96af" officeooo:paragraph-rsid="000a96af"/>
    </style:style>
    <style:style style:name="P10" style:family="paragraph" style:parent-style-name="Chapter_20_Title">
      <style:paragraph-properties fo:break-before="page"/>
      <style:text-properties officeooo:rsid="0025713b" officeooo:paragraph-rsid="0025713b"/>
    </style:style>
    <style:style style:name="P11" style:family="paragraph" style:parent-style-name="Chapter_20_Title">
      <style:paragraph-properties fo:break-before="page"/>
      <style:text-properties officeooo:rsid="04e0915f" officeooo:paragraph-rsid="003baf82"/>
    </style:style>
    <style:style style:name="P12" style:family="paragraph" style:parent-style-name="Paragraph">
      <style:paragraph-properties fo:break-before="page"/>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5"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6" style:family="paragraph" style:parent-style-name="Book_20_Subtitle">
      <style:text-properties officeooo:paragraph-rsid="02a2e511"/>
    </style:style>
    <style:style style:name="P17" style:family="paragraph" style:parent-style-name="Copyright">
      <style:text-properties officeooo:paragraph-rsid="012f11cf"/>
    </style:style>
    <style:style style:name="P18" style:family="paragraph" style:parent-style-name="Copyright">
      <style:text-properties officeooo:paragraph-rsid="04259711"/>
    </style:style>
    <style:style style:name="P19" style:family="paragraph" style:parent-style-name="Copyright">
      <style:text-properties fo:font-style="normal" style:text-underline-style="none" fo:font-weight="normal" officeooo:rsid="000a6551" style:font-style-asian="normal" style:font-weight-asian="normal" style:font-style-complex="normal" style:font-weight-complex="normal"/>
    </style:style>
    <style:style style:name="P20" style:family="paragraph" style:parent-style-name="Paragraph">
      <style:text-properties fo:font-style="normal" officeooo:rsid="0029c431" officeooo:paragraph-rsid="02fb9379" style:font-style-asian="normal" style:font-style-complex="normal"/>
    </style:style>
    <style:style style:name="P21"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22"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3" style:family="paragraph" style:parent-style-name="Paragraph">
      <style:text-properties officeooo:paragraph-rsid="00d897b6"/>
    </style:style>
    <style:style style:name="P24" style:family="paragraph" style:parent-style-name="Paragraph">
      <style:text-properties officeooo:paragraph-rsid="0108b231"/>
    </style:style>
    <style:style style:name="P25" style:family="paragraph" style:parent-style-name="Paragraph">
      <style:text-properties officeooo:rsid="002efc3a" officeooo:paragraph-rsid="003db748"/>
    </style:style>
    <style:style style:name="P26" style:family="paragraph" style:parent-style-name="Paragraph">
      <style:text-properties officeooo:rsid="00fbd112" officeooo:paragraph-rsid="00fbd112"/>
    </style:style>
    <style:style style:name="P27" style:family="paragraph" style:parent-style-name="Paragraph">
      <style:text-properties officeooo:rsid="02ffa918" officeooo:paragraph-rsid="02ffa918"/>
    </style:style>
    <style:style style:name="P28" style:family="paragraph" style:parent-style-name="Paragraph">
      <style:text-properties officeooo:rsid="02fd22f7" officeooo:paragraph-rsid="02fd22f7"/>
    </style:style>
    <style:style style:name="P29" style:family="paragraph" style:parent-style-name="Paragraph">
      <style:text-properties officeooo:rsid="0029c431" officeooo:paragraph-rsid="002b6163"/>
    </style:style>
    <style:style style:name="P30" style:family="paragraph" style:parent-style-name="Paragraph">
      <style:text-properties officeooo:rsid="00295c2e" officeooo:paragraph-rsid="002d193b"/>
    </style:style>
    <style:style style:name="P31" style:family="paragraph" style:parent-style-name="Paragraph">
      <style:text-properties officeooo:rsid="00295c2e" officeooo:paragraph-rsid="02fa7b19"/>
    </style:style>
    <style:style style:name="P32" style:family="paragraph" style:parent-style-name="Paragraph">
      <style:text-properties officeooo:rsid="00295c2e" officeooo:paragraph-rsid="0420bcf2"/>
    </style:style>
    <style:style style:name="P33" style:family="paragraph" style:parent-style-name="Paragraph">
      <style:text-properties officeooo:rsid="00289aa7" officeooo:paragraph-rsid="00d897b6"/>
    </style:style>
    <style:style style:name="P34" style:family="paragraph" style:parent-style-name="Paragraph">
      <style:text-properties officeooo:rsid="00280495" officeooo:paragraph-rsid="00280495"/>
    </style:style>
    <style:style style:name="P35" style:family="paragraph" style:parent-style-name="Paragraph">
      <style:text-properties officeooo:rsid="00262887" officeooo:paragraph-rsid="00280495"/>
    </style:style>
    <style:style style:name="P36" style:family="paragraph" style:parent-style-name="Paragraph">
      <style:text-properties officeooo:rsid="000d279d" officeooo:paragraph-rsid="000d279d"/>
    </style:style>
    <style:style style:name="P37" style:family="paragraph" style:parent-style-name="Paragraph">
      <style:text-properties officeooo:rsid="0402a277" officeooo:paragraph-rsid="0402a277"/>
    </style:style>
    <style:style style:name="P38" style:family="paragraph" style:parent-style-name="Paragraph">
      <style:text-properties officeooo:rsid="0402a277" officeooo:paragraph-rsid="040394fc"/>
    </style:style>
    <style:style style:name="P39" style:family="paragraph" style:parent-style-name="Paragraph">
      <style:text-properties officeooo:paragraph-rsid="04161595"/>
    </style:style>
    <style:style style:name="P40" style:family="paragraph" style:parent-style-name="Paragraph">
      <style:text-properties officeooo:paragraph-rsid="041b8ad6"/>
    </style:style>
    <style:style style:name="P41" style:family="paragraph" style:parent-style-name="Paragraph">
      <style:text-properties officeooo:paragraph-rsid="041a668c"/>
    </style:style>
    <style:style style:name="P42" style:family="paragraph" style:parent-style-name="Paragraph">
      <style:text-properties officeooo:paragraph-rsid="04e0915f"/>
    </style:style>
    <style:style style:name="P43" style:family="paragraph" style:parent-style-name="Paragraph">
      <style:text-properties officeooo:rsid="04e189c2" officeooo:paragraph-rsid="04e189c2"/>
    </style:style>
    <style:style style:name="P44" style:family="paragraph" style:parent-style-name="Paragraph">
      <style:text-properties officeooo:rsid="04e2e136" officeooo:paragraph-rsid="04e2e136"/>
    </style:style>
    <style:style style:name="P45" style:family="paragraph" style:parent-style-name="Paragraph">
      <style:text-properties officeooo:paragraph-rsid="0191ea2e"/>
    </style:style>
    <style:style style:name="P46" style:family="paragraph" style:parent-style-name="Paragraph">
      <style:text-properties officeooo:paragraph-rsid="02215e56"/>
    </style:style>
    <style:style style:name="P47"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48"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49" style:family="paragraph" style:parent-style-name="Quotations">
      <style:text-properties officeooo:paragraph-rsid="041cedd9"/>
    </style:style>
    <style:style style:name="P50" style:family="paragraph" style:parent-style-name="Preformatted_20_Text">
      <style:text-properties officeooo:rsid="01675255" officeooo:paragraph-rsid="0189bb37"/>
    </style:style>
    <style:style style:name="P51"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52"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53" style:family="paragraph" style:parent-style-name="Author_20_Name">
      <style:text-properties fo:color="#666666" fo:font-size="10pt" officeooo:paragraph-rsid="000a6551" style:font-size-asian="10pt" style:font-size-complex="10pt"/>
    </style:style>
    <style:style style:name="P54" style:family="paragraph" style:parent-style-name="Copyright_20_Italics">
      <style:text-properties style:font-name="Liberation Serif" officeooo:paragraph-rsid="012f11cf"/>
    </style:style>
    <style:style style:name="P55" style:family="paragraph" style:parent-style-name="Copyright_20_Italics">
      <style:text-properties style:font-name="Liberation Serif" officeooo:paragraph-rsid="0423c17f"/>
    </style:style>
    <style:style style:name="P56"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tab-stop style:position="1.252in"/>
        </style:tab-stops>
        <style:background-image/>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57" style:family="paragraph" style:parent-style-name="Contents_20_3">
      <style:paragraph-properties>
        <style:tab-stops>
          <style:tab-stop style:position="5.9402in" style:type="right" style:leader-style="dotted" style:leader-text="."/>
        </style:tab-stops>
      </style:paragraph-properties>
    </style:style>
    <style:style style:name="P58" style:family="paragraph" style:parent-style-name="Contents_20_1">
      <style:paragraph-properties>
        <style:tab-stops>
          <style:tab-stop style:position="5.9402in" style:type="right" style:leader-style="dotted" style:leader-text="."/>
        </style:tab-stops>
      </style:paragraph-properties>
    </style:style>
    <style:style style:name="P59" style:family="paragraph" style:parent-style-name="Contents_20_2">
      <style:paragraph-properties>
        <style:tab-stops>
          <style:tab-stop style:position="5.9402in" style:type="right" style:leader-style="dotted" style:leader-text="."/>
        </style:tab-stops>
      </style:paragraph-properties>
    </style:style>
    <style:style style:name="P60" style:family="paragraph" style:parent-style-name="Contents_20_4">
      <style:paragraph-properties>
        <style:tab-stops>
          <style:tab-stop style:position="5.9402in" style:type="right" style:leader-style="dotted" style:leader-text="."/>
        </style:tab-stops>
      </style:paragraph-properties>
    </style:style>
    <style:style style:name="P61" style:family="paragraph" style:parent-style-name="Heading">
      <style:text-properties officeooo:paragraph-rsid="04dbee00"/>
    </style:style>
    <style:style style:name="P62" style:family="paragraph" style:parent-style-name="Heading_20_1">
      <style:text-properties officeooo:rsid="013282d2" officeooo:paragraph-rsid="013282d2"/>
    </style:style>
    <style:style style:name="P63"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64" style:family="paragraph" style:parent-style-name="Heading_20_1">
      <style:paragraph-properties fo:line-height="100%"/>
      <style:text-properties officeooo:rsid="00191d87" officeooo:paragraph-rsid="00191d87"/>
    </style:style>
    <style:style style:name="P65" style:family="paragraph" style:parent-style-name="Heading_20_1">
      <style:text-properties officeooo:rsid="01294716" officeooo:paragraph-rsid="0016e613"/>
    </style:style>
    <style:style style:name="P66" style:family="paragraph" style:parent-style-name="Heading_20_1">
      <style:text-properties officeooo:rsid="0119a701" officeooo:paragraph-rsid="0119a701"/>
    </style:style>
    <style:style style:name="P67" style:family="paragraph" style:parent-style-name="Heading_20_1">
      <style:text-properties fo:font-variant="normal" fo:text-transform="none" fo:font-weight="bold" officeooo:rsid="042769f8" officeooo:paragraph-rsid="042769f8" style:font-weight-asian="bold" style:font-weight-complex="bold"/>
    </style:style>
    <style:style style:name="P68" style:family="paragraph" style:parent-style-name="Heading_20_1">
      <style:text-properties officeooo:rsid="006482ba" officeooo:paragraph-rsid="00e298f3"/>
    </style:style>
    <style:style style:name="P69" style:family="paragraph" style:parent-style-name="Heading_20_1">
      <style:paragraph-properties fo:break-before="page"/>
      <style:text-properties officeooo:rsid="0016e613" officeooo:paragraph-rsid="0016e613"/>
    </style:style>
    <style:style style:name="P70" style:family="paragraph" style:parent-style-name="Heading_20_2">
      <style:text-properties fo:font-style="italic" officeooo:rsid="04de2e56" officeooo:paragraph-rsid="04de2e56" style:font-style-asian="italic" style:font-style-complex="italic"/>
    </style:style>
    <style:style style:name="P71" style:family="paragraph" style:parent-style-name="Heading_20_2">
      <style:text-properties fo:font-style="italic" fo:font-weight="bold" officeooo:rsid="03003410" officeooo:paragraph-rsid="03003410" style:font-style-asian="italic" style:font-weight-asian="bold" style:font-style-complex="italic" style:font-weight-complex="bold"/>
    </style:style>
    <style:style style:name="P72" style:family="paragraph" style:parent-style-name="Heading_20_2">
      <style:paragraph-properties fo:break-before="page"/>
    </style:style>
    <style:style style:name="P73" style:family="paragraph" style:parent-style-name="Chapter_20_Title" style:master-page-name="Convert_20_1">
      <style:paragraph-properties style:page-number="auto"/>
    </style:style>
    <style:style style:name="P74" style:family="paragraph" style:parent-style-name="Paragraph" style:master-page-name="Standard">
      <style:paragraph-properties style:page-number="auto"/>
    </style:style>
    <style:style style:name="P75" style:family="paragraph" style:parent-style-name="Paragraph" style:list-style-name="L1">
      <style:paragraph-properties>
        <style:tab-stops>
          <style:tab-stop style:position="0.6874in"/>
        </style:tab-stops>
      </style:paragraph-properties>
      <style:text-properties officeooo:paragraph-rsid="00d897b6"/>
    </style:style>
    <style:style style:name="P76" style:family="paragraph" style:parent-style-name="Paragraph">
      <style:text-properties fo:font-style="normal" fo:font-weight="normal" officeooo:rsid="03030f71" officeooo:paragraph-rsid="04e0915f" style:font-style-asian="normal" style:font-weight-asian="normal" style:font-style-complex="normal" style:font-weight-complex="normal"/>
    </style:style>
    <style:style style:name="P77" style:family="paragraph" style:parent-style-name="Paragraph">
      <style:text-properties officeooo:rsid="04e189c2" officeooo:paragraph-rsid="04e189c2"/>
    </style:style>
    <style:style style:name="P78" style:family="paragraph" style:parent-style-name="Paragraph">
      <style:text-properties officeooo:rsid="04e56dab" officeooo:paragraph-rsid="04e56dab"/>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29c431" style:font-style-asian="italic" style:font-style-complex="italic"/>
    </style:style>
    <style:style style:name="T4" style:family="text">
      <style:text-properties fo:font-style="italic" officeooo:rsid="000a6551" style:font-style-asian="italic" style:font-style-complex="italic"/>
    </style:style>
    <style:style style:name="T5" style:family="text">
      <style:text-properties fo:font-style="italic" officeooo:rsid="02f74a41" style:font-style-asian="italic" style:font-style-complex="italic"/>
    </style:style>
    <style:style style:name="T6" style:family="text">
      <style:text-properties fo:font-style="italic" officeooo:rsid="01031d70" style:font-style-asian="italic" style:font-style-complex="italic"/>
    </style:style>
    <style:style style:name="T7" style:family="text">
      <style:text-properties fo:font-style="italic" officeooo:rsid="041b8ad6" style:font-style-asian="italic" style:font-style-complex="italic"/>
    </style:style>
    <style:style style:name="T8" style:family="text">
      <style:text-properties fo:font-style="italic" officeooo:rsid="0025713b" style:font-style-asian="italic" style:font-style-complex="italic"/>
    </style:style>
    <style:style style:name="T9" style:family="text">
      <style:text-properties fo:font-style="italic" officeooo:rsid="02f45467" style:font-style-asian="italic" style:font-style-complex="italic"/>
    </style:style>
    <style:style style:name="T10" style:family="text">
      <style:text-properties fo:font-style="italic" officeooo:rsid="0420bcf2" style:font-style-asian="italic" style:font-style-complex="italic"/>
    </style:style>
    <style:style style:name="T11" style:family="text">
      <style:text-properties fo:font-style="italic" officeooo:rsid="0423c17f" style:font-style-asian="italic" style:font-style-complex="italic"/>
    </style:style>
    <style:style style:name="T12" style:family="text">
      <style:text-properties fo:font-style="italic" officeooo:rsid="04dbee00" style:font-style-asian="italic" style:font-style-complex="italic"/>
    </style:style>
    <style:style style:name="T13" style:family="text">
      <style:text-properties fo:font-style="italic" officeooo:rsid="04dc8aa9" style:font-style-asian="italic" style:font-style-complex="italic"/>
    </style:style>
    <style:style style:name="T14" style:family="text">
      <style:text-properties fo:font-style="italic" officeooo:rsid="00d897b6" style:font-style-asian="italic" style:font-style-complex="italic"/>
    </style:style>
    <style:style style:name="T15" style:family="text">
      <style:text-properties fo:font-style="italic" officeooo:rsid="04e0915f"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418753a" style:font-style-asian="italic" style:font-weight-asian="bold" style:font-style-complex="italic" style:font-weight-complex="bold"/>
    </style:style>
    <style:style style:name="T18" style:family="text">
      <style:text-properties fo:font-style="italic" fo:font-weight="bold" officeooo:rsid="041a668c" style:font-style-asian="italic" style:font-weight-asian="bold" style:font-style-complex="italic" style:font-weight-complex="bold"/>
    </style:style>
    <style:style style:name="T19" style:family="text">
      <style:text-properties fo:font-style="italic" fo:font-weight="bold" officeooo:rsid="0420bcf2" style:font-style-asian="italic" style:font-weight-asian="bold" style:font-style-complex="italic" style:font-weight-complex="bold"/>
    </style:style>
    <style:style style:name="T20" style:family="text">
      <style:text-properties fo:font-style="italic" fo:font-weight="bold" officeooo:rsid="04dbee00"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4de2e56" style:font-style-asian="italic" style:font-weight-asian="normal" style:font-style-complex="italic" style:font-weight-complex="normal"/>
    </style:style>
    <style:style style:name="T23" style:family="text">
      <style:text-properties fo:font-style="italic" fo:font-weight="normal" officeooo:rsid="04de930d" style:font-style-asian="italic" style:font-weight-asian="normal" style:font-style-complex="italic" style:font-weight-complex="normal"/>
    </style:style>
    <style:style style:name="T24" style:family="text">
      <style:text-properties fo:font-style="italic" fo:font-weight="normal" officeooo:rsid="04e0915f" style:font-style-asian="italic" style:font-weight-asian="normal" style:font-style-complex="italic" style:font-weight-complex="normal"/>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italic" style:text-underline-style="none" fo:font-weight="normal" officeooo:rsid="0191ea2e"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034bc4f" style:font-weight-asian="bold" style:font-weight-complex="bold"/>
    </style:style>
    <style:style style:name="T29" style:family="text">
      <style:text-properties fo:font-weight="bold" officeooo:rsid="000a6551" style:font-weight-asian="bold" style:font-weight-complex="bold"/>
    </style:style>
    <style:style style:name="T30" style:family="text">
      <style:text-properties fo:font-weight="bold" officeooo:rsid="0022878e" style:font-weight-asian="bold" style:font-weight-complex="bold"/>
    </style:style>
    <style:style style:name="T31" style:family="text">
      <style:text-properties style:text-underline-style="solid" style:text-underline-width="auto" style:text-underline-color="font-color" fo:font-weight="bold" officeooo:rsid="000a6551" style:font-weight-asian="bold" style:font-weight-complex="bold"/>
    </style:style>
    <style:style style:name="T32" style:family="text">
      <style:text-properties fo:font-weight="normal" style:font-weight-asian="normal" style:font-weight-complex="normal"/>
    </style:style>
    <style:style style:name="T33" style:family="text">
      <style:text-properties fo:font-weight="normal" officeooo:rsid="0034bc4f" style:font-weight-asian="normal" style:font-weight-complex="normal"/>
    </style:style>
    <style:style style:name="T34" style:family="text">
      <style:text-properties fo:font-weight="normal" officeooo:rsid="041b8ad6" style:font-weight-asian="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29c431" style:font-style-asian="normal" style:font-style-complex="normal"/>
    </style:style>
    <style:style style:name="T37" style:family="text">
      <style:text-properties fo:font-style="normal" officeooo:rsid="002b59e7" style:font-style-asian="normal" style:font-style-complex="normal"/>
    </style:style>
    <style:style style:name="T38" style:family="text">
      <style:text-properties fo:font-style="normal" officeooo:rsid="002b6163" style:font-style-asian="normal" style:font-style-complex="normal"/>
    </style:style>
    <style:style style:name="T39" style:family="text">
      <style:text-properties fo:font-style="normal" officeooo:rsid="00e2248f" style:font-style-asian="normal" style:font-style-complex="normal"/>
    </style:style>
    <style:style style:name="T40" style:family="text">
      <style:text-properties fo:font-style="normal" officeooo:rsid="01031d70" style:font-style-asian="normal" style:font-style-complex="normal"/>
    </style:style>
    <style:style style:name="T41" style:family="text">
      <style:text-properties fo:font-style="normal" officeooo:rsid="02fa7b19" style:font-style-asian="normal" style:font-style-complex="normal"/>
    </style:style>
    <style:style style:name="T42" style:family="text">
      <style:text-properties fo:font-style="normal" officeooo:rsid="02fb9379" style:font-style-asian="normal" style:font-style-complex="normal"/>
    </style:style>
    <style:style style:name="T43" style:family="text">
      <style:text-properties fo:font-style="normal" officeooo:rsid="02fd22f7" style:font-style-asian="normal" style:font-style-complex="normal"/>
    </style:style>
    <style:style style:name="T44" style:family="text">
      <style:text-properties fo:font-style="normal" officeooo:rsid="03030f71" style:font-style-asian="normal" style:font-style-complex="normal"/>
    </style:style>
    <style:style style:name="T45" style:family="text">
      <style:text-properties fo:font-style="normal" officeooo:rsid="041b8ad6" style:font-style-asian="normal" style:font-style-complex="normal"/>
    </style:style>
    <style:style style:name="T46" style:family="text">
      <style:text-properties fo:font-style="normal" officeooo:rsid="04dbee00" style:font-style-asian="normal" style:font-style-complex="normal"/>
    </style:style>
    <style:style style:name="T47" style:family="text">
      <style:text-properties fo:font-style="normal" officeooo:rsid="04dc8aa9" style:font-style-asian="normal" style:font-style-complex="normal"/>
    </style:style>
    <style:style style:name="T48" style:family="text">
      <style:text-properties fo:font-style="normal" officeooo:rsid="04e0915f"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b6163" style:font-style-asian="normal" style:font-weight-asian="normal" style:font-style-complex="normal" style:font-weight-complex="normal"/>
    </style:style>
    <style:style style:name="T51" style:family="text">
      <style:text-properties fo:font-style="normal" fo:font-weight="normal" officeooo:rsid="00ffb647" style:font-style-asian="normal" style:font-weight-asian="normal" style:font-style-complex="normal" style:font-weight-complex="normal"/>
    </style:style>
    <style:style style:name="T52" style:family="text">
      <style:text-properties fo:font-style="normal" fo:font-weight="normal" officeooo:rsid="0167ddf1" style:font-style-asian="normal" style:font-weight-asian="normal" style:font-style-complex="normal" style:font-weight-complex="normal"/>
    </style:style>
    <style:style style:name="T53" style:family="text">
      <style:text-properties fo:font-style="normal" fo:font-weight="normal" officeooo:rsid="01885d24" style:font-style-asian="normal" style:font-weight-asian="normal" style:font-style-complex="normal" style:font-weight-complex="normal"/>
    </style:style>
    <style:style style:name="T54" style:family="text">
      <style:text-properties fo:font-style="normal" fo:font-weight="normal" officeooo:rsid="0189bb37" style:font-style-asian="normal" style:font-weight-asian="normal" style:font-style-complex="normal" style:font-weight-complex="normal"/>
    </style:style>
    <style:style style:name="T55" style:family="text">
      <style:text-properties fo:font-style="normal" fo:font-weight="normal" officeooo:rsid="02fd22f7" style:font-style-asian="normal" style:font-weight-asian="normal" style:font-style-complex="normal" style:font-weight-complex="normal"/>
    </style:style>
    <style:style style:name="T56" style:family="text">
      <style:text-properties fo:font-style="normal" fo:font-weight="normal" officeooo:rsid="00fbd112" style:font-style-asian="normal" style:font-weight-asian="normal" style:font-style-complex="normal" style:font-weight-complex="normal"/>
    </style:style>
    <style:style style:name="T57" style:family="text">
      <style:text-properties fo:font-style="normal" fo:font-weight="normal" officeooo:rsid="041b8ad6" style:font-style-asian="normal" style:font-weight-asian="normal" style:font-style-complex="normal" style:font-weight-complex="normal"/>
    </style:style>
    <style:style style:name="T58" style:family="text">
      <style:text-properties fo:font-style="normal" fo:font-weight="normal" officeooo:rsid="04de930d" style:font-style-asian="normal" style:font-weight-asian="normal" style:font-style-complex="normal" style:font-weight-complex="normal"/>
    </style:style>
    <style:style style:name="T59" style:family="text">
      <style:text-properties fo:font-style="normal" fo:font-weight="normal" officeooo:rsid="04e0915f" style:font-style-asian="normal" style:font-weight-asian="normal" style:font-style-complex="normal" style:font-weight-complex="normal"/>
    </style:style>
    <style:style style:name="T60" style:family="text">
      <style:text-properties fo:font-style="normal" style:text-underline-style="none" fo:font-weight="normal" officeooo:rsid="018b3b37" style:font-style-asian="normal" style:font-weight-asian="normal" style:font-style-complex="normal" style:font-weight-complex="normal"/>
    </style:style>
    <style:style style:name="T61" style:family="text">
      <style:text-properties fo:font-style="normal" style:text-underline-style="none" fo:font-weight="normal" officeooo:rsid="0191ea2e" style:font-style-asian="normal" style:font-weight-asian="normal" style:font-style-complex="normal" style:font-weight-complex="normal"/>
    </style:style>
    <style:style style:name="T62" style:family="text">
      <style:text-properties fo:font-style="normal" fo:font-weight="bold" officeooo:rsid="0189bb37" fo:background-color="#ffff00" loext:char-shading-value="0" style:font-style-asian="normal" style:font-weight-asian="bold" style:font-style-complex="normal" style:font-weight-complex="bold"/>
    </style:style>
    <style:style style:name="T63" style:family="text">
      <style:text-properties officeooo:rsid="00190df0"/>
    </style:style>
    <style:style style:name="T64" style:family="text">
      <style:text-properties officeooo:rsid="001cbc6e"/>
    </style:style>
    <style:style style:name="T65" style:family="text">
      <style:text-properties officeooo:rsid="0022878e"/>
    </style:style>
    <style:style style:name="T66" style:family="text">
      <style:text-properties officeooo:rsid="0025713b"/>
    </style:style>
    <style:style style:name="T67" style:family="text">
      <style:text-properties officeooo:rsid="00280495"/>
    </style:style>
    <style:style style:name="T68" style:family="text">
      <style:text-properties officeooo:rsid="00289aa7"/>
    </style:style>
    <style:style style:name="T69" style:family="text">
      <style:text-properties officeooo:rsid="00295c2e"/>
    </style:style>
    <style:style style:name="T70" style:family="text">
      <style:text-properties officeooo:rsid="003baf82"/>
    </style:style>
    <style:style style:name="T71" style:family="text">
      <style:text-properties officeooo:rsid="003db748"/>
    </style:style>
    <style:style style:name="T72" style:family="text">
      <style:text-properties officeooo:rsid="00653075"/>
    </style:style>
    <style:style style:name="T73" style:family="text">
      <style:text-properties fo:color="#ff3333" fo:font-weight="bold" style:font-weight-asian="bold" style:font-weight-complex="bold"/>
    </style:style>
    <style:style style:name="T74" style:family="text">
      <style:text-properties fo:color="#ff3333" fo:font-weight="bold" officeooo:rsid="02a4ad8e" style:font-weight-asian="bold" style:font-weight-complex="bold"/>
    </style:style>
    <style:style style:name="T75" style:family="text">
      <style:text-properties fo:color="#ff3333" fo:font-style="italic" style:text-underline-style="none" fo:font-weight="bold" officeooo:rsid="000a6551" style:font-style-asian="italic" style:font-weight-asian="bold" style:font-style-complex="italic" style:font-weight-complex="bold"/>
    </style:style>
    <style:style style:name="T76" style:family="text">
      <style:text-properties officeooo:rsid="02a2e511"/>
    </style:style>
    <style:style style:name="T77" style:family="text">
      <style:text-properties officeooo:rsid="02a4ad8e"/>
    </style:style>
    <style:style style:name="T78" style:family="text">
      <style:text-properties fo:color="#ffffff" style:font-name="FreeMono2"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79" style:family="text">
      <style:text-properties officeooo:rsid="02f5cfcd"/>
    </style:style>
    <style:style style:name="T80" style:family="text">
      <style:text-properties officeooo:rsid="02f6d9d7"/>
    </style:style>
    <style:style style:name="T81" style:family="text">
      <style:text-properties officeooo:rsid="02f9e797"/>
    </style:style>
    <style:style style:name="T82" style:family="text">
      <style:text-properties officeooo:rsid="02fb9379"/>
    </style:style>
    <style:style style:name="T83" style:family="text">
      <style:text-properties style:font-name="FreeMono2" fo:font-size="9pt" fo:font-style="normal" style:text-underline-style="none" fo:font-weight="bold" officeooo:rsid="0191ea2e" fo:background-color="#eeeeee" loext:char-shading-value="0" style:font-size-asian="9pt" style:font-style-asian="normal" style:font-weight-asian="bold" style:font-size-complex="9pt" style:font-style-complex="normal" style:font-weight-complex="bold"/>
    </style:style>
    <style:style style:name="T84" style:family="text">
      <style:text-properties style:font-name="FreeMono2" fo:font-size="11pt" fo:font-style="normal" style:text-underline-style="none" fo:font-weight="bold" officeooo:rsid="000a6551" fo:background-color="#eeeeee" loext:char-shading-value="0" style:font-size-asian="11pt" style:font-style-asian="normal" style:font-weight-asian="bold" style:font-size-complex="11pt" style:font-style-complex="normal" style:font-weight-complex="bold"/>
    </style:style>
    <style:style style:name="T85" style:family="text">
      <style:text-properties style:font-name="FreeMono2" fo:font-size="11pt" fo:font-style="normal" style:text-underline-style="none" fo:font-weight="bold" officeooo:rsid="048d583f" fo:background-color="#eeeeee" loext:char-shading-value="0" style:font-size-asian="11pt" style:font-style-asian="normal" style:font-weight-asian="bold" style:font-size-complex="11pt" style:font-style-complex="normal" style:font-weight-complex="bold"/>
    </style:style>
    <style:style style:name="T86" style:family="text">
      <style:text-properties style:font-name="FreeMono2" fo:font-size="11pt" fo:font-style="normal" fo:font-weight="bold" officeooo:rsid="0423c17f" fo:background-color="#eeeeee" loext:char-shading-value="0" style:font-size-asian="11pt" style:font-style-asian="normal" style:font-weight-asian="bold" style:font-size-complex="11pt" style:font-style-complex="normal" style:font-weight-complex="bold"/>
    </style:style>
    <style:style style:name="T87" style:family="text">
      <style:text-properties style:use-window-font-color="true" fo:font-style="italic" fo:font-weight="bold" officeooo:rsid="000a6551" style:font-style-asian="italic" style:font-weight-asian="bold" style:font-style-complex="italic" style:font-weight-complex="bold"/>
    </style:style>
    <style:style style:name="T88" style:family="text">
      <style:text-properties style:use-window-font-color="true" fo:font-size="11pt" fo:font-style="italic" fo:font-weight="bold" officeooo:rsid="02a2e511" style:font-size-asian="11pt" style:font-style-asian="italic" style:font-weight-asian="bold" style:font-size-complex="11pt" style:font-style-complex="italic" style:font-weight-complex="bold"/>
    </style:style>
    <style:style style:name="T89" style:family="text">
      <style:text-properties fo:color="#009900" fo:font-style="normal" fo:font-weight="bold" style:font-style-asian="normal" style:font-weight-asian="bold" style:font-style-complex="normal" style:font-weight-complex="bold"/>
    </style:style>
    <style:style style:name="T90" style:family="text">
      <style:text-properties fo:color="#009900" fo:font-style="normal" fo:font-weight="bold" officeooo:rsid="0167ddf1" style:font-style-asian="normal" style:font-weight-asian="bold" style:font-style-complex="normal" style:font-weight-complex="bold"/>
    </style:style>
    <style:style style:name="T91" style:family="text">
      <style:text-properties fo:color="#009900" fo:font-style="normal" fo:font-weight="bold" officeooo:rsid="016b639a" style:font-style-asian="normal" style:font-weight-asian="bold" style:font-style-complex="normal" style:font-weight-complex="bold"/>
    </style:style>
    <style:style style:name="T92" style:family="text">
      <style:text-properties officeooo:rsid="000a96af"/>
    </style:style>
    <style:style style:name="T93" style:family="text">
      <style:text-properties officeooo:rsid="041a668c"/>
    </style:style>
    <style:style style:name="T94" style:family="text">
      <style:text-properties officeooo:rsid="041b8ad6"/>
    </style:style>
    <style:style style:name="T95" style:family="text">
      <style:text-properties officeooo:rsid="041e730d"/>
    </style:style>
    <style:style style:name="T96" style:family="text">
      <style:text-properties officeooo:rsid="0420bcf2"/>
    </style:style>
    <style:style style:name="T97" style:family="text">
      <style:text-properties officeooo:rsid="0423c17f"/>
    </style:style>
    <style:style style:name="T98" style:family="text">
      <style:text-properties style:font-name="Liberation Serif" fo:font-size="40pt" fo:font-style="italic" officeooo:rsid="04dbee00" style:font-size-asian="40pt" style:font-style-asian="italic" style:font-size-complex="40pt" style:font-style-complex="italic"/>
    </style:style>
    <style:style style:name="T99" style:family="text">
      <style:text-properties fo:color="#6666ff" officeooo:rsid="0022878e"/>
    </style:style>
    <style:style style:name="T100" style:family="text">
      <style:text-properties fo:color="#6666ff" fo:font-weight="bold" officeooo:rsid="0022878e" style:font-weight-asian="bold" style:font-weight-complex="bold"/>
    </style:style>
    <style:style style:name="T101" style:family="text">
      <style:text-properties fo:font-size="16pt" officeooo:rsid="000a6551" style:font-size-asian="16pt" style:font-size-complex="16pt"/>
    </style:style>
    <style:style style:name="T102" style:family="text">
      <style:text-properties fo:font-size="16pt" fo:font-style="italic" officeooo:rsid="04dbee00" style:font-size-asian="16pt" style:font-style-asian="italic" style:font-size-complex="16pt" style:font-style-complex="italic"/>
    </style:style>
    <style:style style:name="T103" style:family="text">
      <style:text-properties fo:font-size="16pt" fo:font-style="italic" fo:font-weight="bold" officeooo:rsid="04dbee00" style:font-size-asian="16pt" style:font-style-asian="italic" style:font-weight-asian="bold" style:font-size-complex="16pt" style:font-style-complex="italic" style:font-weight-complex="bold"/>
    </style:style>
    <style:style style:name="T104" style:family="text">
      <style:text-properties fo:font-size="11pt" fo:font-style="italic" officeooo:rsid="02a2e511" style:font-size-asian="11pt" style:font-style-asian="italic" style:font-size-complex="11pt" style:font-style-complex="italic"/>
    </style:style>
    <style:style style:name="T105" style:family="text">
      <style:text-properties officeooo:rsid="04dbee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2">For my <text:span text:style-name="T27">Lord and Savior</text:span>, <text:span text:style-name="T73">Jesus Christ</text:span>.<text:line-break/>And for my own son, Alex.</text:p>
      <text:p text:style-name="P8"/>
      <text:p text:style-name="P15"/>
      <text:p text:style-name="P15"/>
      <text:p text:style-name="P15"/>
      <text:p text:style-name="P15"/>
      <text:p text:style-name="P61"><text:span text:style-name="Book_20_Title"><text:span text:style-name="T98">LASM</text:span></text:span></text:p>
      <text:p text:style-name="P16"/>
      <text:p text:style-name="P16"><text:line-break/><text:line-break/><text:span text:style-name="T103">LibSF Assembler</text:span><text:span text:style-name="T101"><text:line-break/></text:span><text:span text:style-name="T102">for x86, ARM, and LibSF 386-x40</text:span></text:p>
      <text:p text:style-name="P14"/>
      <text:p text:style-name="P14"/>
      <text:p text:style-name="P14"><text:line-break/></text:p>
      <text:p text:style-name="P14"/>
      <text:p text:style-name="P14"/>
      <text:p text:style-name="P14"/>
      <text:p text:style-name="P53"><text:span text:style-name="T76"><text:line-break/></text:span><text:span text:style-name="T104">by </text:span><text:span text:style-name="T88">Rick C. Hodgin</text:span><text:span text:style-name="T104"><text:line-break/>of </text:span><text:span text:style-name="T88">Liberty Software Foundation</text:span></text:p>
      <text:p text:style-name="P8"/>
      <text:p text:style-name="P13"/>
      <text:h text:style-name="P62" text:outline-level="1"/>
      <text:p text:style-name="P13"/>
      <text:p text:style-name="P13"/>
      <text:p text:style-name="P13"/>
      <text:p text:style-name="P13"/>
      <text:p text:style-name="P17"><text:span text:style-name="T29">P</text:span><text:span text:style-name="T1">ublic </text:span><text:span text:style-name="T29">B</text:span><text:span text:style-name="T1">enefit </text:span><text:span text:style-name="T29">L</text:span><text:span text:style-name="T1">icense</text:span> -- <text:span text:style-name="T86">Oct.09.2014</text:span><text:span text:style-name="T97"><text:line-break/></text:span>by <text:span text:style-name="T30">Lib</text:span><text:span text:style-name="T65">erty </text:span><text:span text:style-name="T30">S</text:span><text:span text:style-name="T65">oftware </text:span><text:span text:style-name="T30">F</text:span><text:span text:style-name="T65">oundation</text:span></text:p>
      <text:p text:style-name="P17"><text:span text:style-name="T65"><text:line-break/><text:line-break/></text:span><text:a xlink:type="simple" xlink:href="http://www.libsf.org/licenses" text:style-name="Internet_20_link" text:visited-style-name="Visited_20_Internet_20_Link"><text:span text:style-name="T99">http://www.libsf.org/</text:span></text:a><text:a xlink:type="simple" xlink:href="http://www.libsf.org/licenses" text:style-name="Internet_20_link" text:visited-style-name="Visited_20_Internet_20_Link"><text:span text:style-name="T100">licenses</text:span></text:a><text:span text:style-name="T65"><text:line-break/></text:span></text:p>
      <text:p text:style-name="Copyright"/>
      <text:p text:style-name="Copyright"/>
      <text:p text:style-name="Copyright"><text:span text:style-name="T1">This document is released into </text:span><text:span text:style-name="T4">the </text:span><text:span text:style-name="T87">Public Domain</text:span><text:span text:style-name="T1">… </text:span><text:span text:style-name="T75">with a caveat</text:span><text:span text:style-name="T1">:</text:span></text:p>
      <text:p text:style-name="P18"><text:line-break/><text:line-break/></text:p>
      <text:p text:style-name="P54"><text:span text:style-name="T29">S</text:span><text:span text:style-name="T27">elf-accountability to God</text:span> … that you keep th<text:span text:style-name="T97">is</text:span></text:p>
      <text:p text:style-name="P55">content open so that others will receive <text:span text:style-name="T77">it</text:span></text:p>
      <text:p text:style-name="P55">from you <text:span text:style-name="T65">in </text:span>the <text:span text:style-name="T65">s</text:span>ame <text:span text:style-name="T65">manner </text:span>… <text:span text:style-name="T74">in love</text:span>.</text:p>
      <text:p text:style-name="Copyright"><text:line-break/><text:line-break/><text:line-break/></text:p>
      <text:p text:style-name="Copyright"><text:line-break/>First Edition: <text:s/><text:span text:style-name="T85">Nov.</text:span><text:span text:style-name="T84">1</text:span><text:span text:style-name="T85">5</text:span><text:span text:style-name="T84">.2015</text:span><text:span text:style-name="T31"><text:line-break/></text:span><text:span text:style-name="T2">Printed in </text:span><text:span text:style-name="T11">Phoenix, AZ<text:line-break/></text:span><text:span text:style-name="T2">United States of America</text:span><text:line-break/>ISBN: <text:s/><text:span text:style-name="T84">No ISBN for This Document</text:span></text:p>
      <text:p text:style-name="Copyright"/>
      <text:p text:style-name="P19"/>
      <text:h text:style-name="P63" text:outline-level="1"/>
      <text:p text:style-name="Copyright"/>
      <text:p text:style-name="P73"><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58"><text:a xlink:type="simple" xlink:href="#__RefHeading__21_1056490440" text:style-name="Index_20_Link" text:visited-style-name="Index_20_Link">Table of Contents<text:tab/>4</text:a></text:p>
          <text:p text:style-name="P58"><text:a xlink:type="simple" xlink:href="#__RefHeading___Toc393885066" text:style-name="Index_20_Link" text:visited-style-name="Index_20_Link">Preface<text:tab/>7</text:a></text:p>
          <text:p text:style-name="P59"><text:a xlink:type="simple" xlink:href="#__RefHeading__191_1056490440" text:style-name="Index_20_Link" text:visited-style-name="Index_20_Link">Overall design<text:tab/>7</text:a></text:p>
          <text:p text:style-name="P59"><text:a xlink:type="simple" xlink:href="#__RefHeading__193_1056490440" text:style-name="Index_20_Link" text:visited-style-name="Index_20_Link">Sourcelight<text:tab/>8</text:a></text:p>
          <text:p text:style-name="P59"><text:a xlink:type="simple" xlink:href="#__RefHeading__195_1056490440" text:style-name="Index_20_Link" text:visited-style-name="Index_20_Link">Front-end<text:tab/>8</text:a></text:p>
          <text:p text:style-name="P59"><text:a xlink:type="simple" xlink:href="#__RefHeading__197_1056490440" text:style-name="Index_20_Link" text:visited-style-name="Index_20_Link">Compiler<text:tab/>8</text:a></text:p>
          <text:p text:style-name="P59"><text:a xlink:type="simple" xlink:href="#__RefHeading__727_1056490440" text:style-name="Index_20_Link" text:visited-style-name="Index_20_Link">Generator<text:tab/>9</text:a></text:p>
          <text:p text:style-name="P59"><text:a xlink:type="simple" xlink:href="#__RefHeading__201_1056490440" text:style-name="Index_20_Link" text:visited-style-name="Index_20_Link">Assembler<text:tab/>9</text:a></text:p>
          <text:p text:style-name="P59"><text:a xlink:type="simple" xlink:href="#__RefHeading__729_1056490440" text:style-name="Index_20_Link" text:visited-style-name="Index_20_Link">Linker<text:tab/>10</text:a></text:p>
          <text:p text:style-name="P59"><text:a xlink:type="simple" xlink:href="#__RefHeading__205_1056490440" text:style-name="Index_20_Link" text:visited-style-name="Index_20_Link">LiveCode<text:tab/>10</text:a></text:p>
          <text:p text:style-name="P58"><text:a xlink:type="simple" xlink:href="#__RefHeading___Toc393885067" text:style-name="Index_20_Link" text:visited-style-name="Index_20_Link">Philosophy<text:tab/>13</text:a></text:p>
          <text:p text:style-name="P59"><text:a xlink:type="simple" xlink:href="#__RefHeading__2755_118560278" text:style-name="Index_20_Link" text:visited-style-name="Index_20_Link">LibSF<text:tab/>13</text:a></text:p>
          <text:p text:style-name="P57"><text:a xlink:type="simple" xlink:href="#__RefHeading__10017_1415873427" text:style-name="Index_20_Link" text:visited-style-name="Index_20_Link">In Application<text:tab/>14</text:a></text:p>
          <text:p text:style-name="P57"><text:a xlink:type="simple" xlink:href="#__RefHeading__10019_1415873427" text:style-name="Index_20_Link" text:visited-style-name="Index_20_Link">In Focus<text:tab/>14</text:a></text:p>
          <text:p text:style-name="P57"><text:a xlink:type="simple" xlink:href="#__RefHeading__2737_118560278" text:style-name="Index_20_Link" text:visited-style-name="Index_20_Link">RDC and CAlive<text:tab/>15</text:a></text:p>
          <text:p text:style-name="P57"><text:a xlink:type="simple" xlink:href="#__RefHeading__10021_1415873427" text:style-name="Index_20_Link" text:visited-style-name="Index_20_Link">Invitation<text:tab/>15</text:a></text:p>
          <text:p text:style-name="P58"><text:a xlink:type="simple" xlink:href="#__RefHeading___Toc393885068" text:style-name="Index_20_Link" text:visited-style-name="Index_20_Link">CAlive<text:tab/>17</text:a></text:p>
          <text:p text:style-name="P59"><text:a xlink:type="simple" xlink:href="#__RefHeading___Toc393885069" text:style-name="Index_20_Link" text:visited-style-name="Index_20_Link">The Language<text:tab/>17</text:a></text:p>
          <text:p text:style-name="P57"><text:a xlink:type="simple" xlink:href="#__RefHeading__2006_118560278" text:style-name="Index_20_Link" text:visited-style-name="Index_20_Link">C and C++ developers<text:tab/>17</text:a></text:p>
          <text:p text:style-name="P59"><text:a xlink:type="simple" xlink:href="#__RefHeading__2739_118560278" text:style-name="Index_20_Link" text:visited-style-name="Index_20_Link">Engage, Unengage, and Binary<text:tab/>18</text:a></text:p>
          <text:p text:style-name="P59"><text:a xlink:type="simple" xlink:href="#__RefHeading__10023_1415873427" text:style-name="Index_20_Link" text:visited-style-name="Index_20_Link">Member Access with . or -&gt;<text:tab/>18</text:a></text:p>
          <text:p text:style-name="P59"><text:a xlink:type="simple" xlink:href="#__RefHeading__2741_118560278" text:style-name="Index_20_Link" text:visited-style-name="Index_20_Link">LiveCode<text:tab/>18</text:a></text:p>
          <text:p text:style-name="P59"><text:a xlink:type="simple" xlink:href="#__RefHeading__2660_343834233" text:style-name="Index_20_Link" text:visited-style-name="Index_20_Link">Program Inquirys<text:tab/>19</text:a></text:p>
          <text:p text:style-name="P59"><text:a xlink:type="simple" xlink:href="#__RefHeading__10229_251287257" text:style-name="Index_20_Link" text:visited-style-name="Index_20_Link">livecode_precompile() and livecode_update()<text:tab/>19</text:a></text:p>
          <text:p text:style-name="P59"><text:a xlink:type="simple" xlink:href="#__RefHeading__10025_1415873427" text:style-name="Index_20_Link" text:visited-style-name="Index_20_Link">livecode_inquiry()<text:tab/>20</text:a></text:p>
          <text:p text:style-name="P59"><text:a xlink:type="simple" xlink:href="#__RefHeading__2654_343834233" text:style-name="Index_20_Link" text:visited-style-name="Index_20_Link">Code Groupings<text:tab/>21</text:a></text:p>
          <text:p text:style-name="P59"><text:a xlink:type="simple" xlink:href="#__RefHeading__4299_889146227" text:style-name="Index_20_Link" text:visited-style-name="Index_20_Link">N| Line Renumbering<text:tab/>23</text:a></text:p>
          <text:p text:style-name="P59"><text:a xlink:type="simple" xlink:href="#__RefHeading__4301_889146227" text:style-name="Index_20_Link" text:visited-style-name="Index_20_Link">Double {{ and }}<text:tab/>24</text:a></text:p>
          <text:p text:style-name="P59"><text:a xlink:type="simple" xlink:href="#__RefHeading__4303_889146227" text:style-name="Index_20_Link" text:visited-style-name="Index_20_Link">Multi-line #define Macros<text:tab/>24</text:a></text:p>
          <text:p text:style-name="P59"><text:a xlink:type="simple" xlink:href="#__RefHeading__2662_343834233" text:style-name="Index_20_Link" text:visited-style-name="Index_20_Link">Fundamental Data Types<text:tab/>25</text:a></text:p>
          <text:p text:style-name="P57"><text:a xlink:type="simple" xlink:href="#__RefHeading__4305_889146227" text:style-name="Index_20_Link" text:visited-style-name="Index_20_Link">Overrides<text:tab/>25</text:a></text:p>
          <text:p text:style-name="P57"><text:a xlink:type="simple" xlink:href="#__RefHeading__2664_343834233" text:style-name="Index_20_Link" text:visited-style-name="Index_20_Link">Endianness<text:tab/>26</text:a></text:p>
          <text:p text:style-name="P59"><text:a xlink:type="simple" xlink:href="#__RefHeading__2666_343834233" text:style-name="Index_20_Link" text:visited-style-name="Index_20_Link">New Types<text:tab/>26</text:a></text:p>
          <text:p text:style-name="P57"><text:a xlink:type="simple" xlink:href="#__RefHeading__2668_343834233" text:style-name="Index_20_Link" text:visited-style-name="Index_20_Link">Auto-sizing<text:tab/>27</text:a></text:p>
          <text:p text:style-name="P59"><text:a xlink:type="simple" xlink:href="#__RefHeading__2670_343834233" text:style-name="Index_20_Link" text:visited-style-name="Index_20_Link">Built-in Extensions<text:tab/>27</text:a></text:p>
          <text:p text:style-name="P60"><text:a xlink:type="simple" xlink:href="#__RefHeading__6446_1459851776" text:style-name="Index_20_Link" text:visited-style-name="Index_20_Link">Built-in Struct and Class Types<text:tab/>27</text:a></text:p>
          <text:p text:style-name="P60"><text:a xlink:type="simple" xlink:href="#__RefHeading__6448_1459851776" text:style-name="Index_20_Link" text:visited-style-name="Index_20_Link">Keywords<text:tab/>28</text:a></text:p>
          <text:p text:style-name="P59"><text:a xlink:type="simple" xlink:href="#__RefHeading__6450_1459851776" text:style-name="Index_20_Link" text:visited-style-name="Index_20_Link">Compile-time Functions and Constants<text:tab/>28</text:a></text:p>
          <text:p text:style-name="P59"><text:a xlink:type="simple" xlink:href="#__RefHeading__6452_1459851776" text:style-name="Index_20_Link" text:visited-style-name="Index_20_Link">Casks<text:tab/>29</text:a></text:p>
          <text:p text:style-name="P60"><text:soft-page-break/><text:a xlink:type="simple" xlink:href="#__RefHeading__6454_1459851776" text:style-name="Index_20_Link" text:visited-style-name="Index_20_Link">Sides and Slots<text:tab/>29</text:a></text:p>
          <text:p text:style-name="P60"><text:a xlink:type="simple" xlink:href="#__RefHeading__6456_1459851776" text:style-name="Index_20_Link" text:visited-style-name="Index_20_Link">Specialized Roles<text:tab/>30</text:a></text:p>
          <text:p text:style-name="P60"><text:a xlink:type="simple" xlink:href="#__RefHeading__6458_1459851776" text:style-name="Index_20_Link" text:visited-style-name="Index_20_Link">~|utility|~<text:tab/>30</text:a></text:p>
          <text:p text:style-name="P60"><text:a xlink:type="simple" xlink:href="#__RefHeading__6460_1459851776" text:style-name="Index_20_Link" text:visited-style-name="Index_20_Link">&lt;|logic|&gt;<text:tab/>31</text:a></text:p>
          <text:p text:style-name="P60"><text:a xlink:type="simple" xlink:href="#__RefHeading__6462_1459851776" text:style-name="Index_20_Link" text:visited-style-name="Index_20_Link">(|Reference|)<text:tab/>31</text:a></text:p>
          <text:p text:style-name="P60"><text:a xlink:type="simple" xlink:href="#__RefHeading__6464_1459851776" text:style-name="Index_20_Link" text:visited-style-name="Index_20_Link">[|Definition|]<text:tab/>32</text:a></text:p>
          <text:p text:style-name="P60"><text:a xlink:type="simple" xlink:href="#__RefHeading__6929_1667753502" text:style-name="Index_20_Link" text:visited-style-name="Index_20_Link">\|Code|/<text:tab/>34</text:a></text:p>
          <text:p text:style-name="P60"><text:a xlink:type="simple" xlink:href="#__RefHeading__10027_1415873427" text:style-name="Index_20_Link" text:visited-style-name="Index_20_Link">/|Auto|\<text:tab/>34</text:a></text:p>
          <text:p text:style-name="P57"><text:a xlink:type="simple" xlink:href="#__RefHeading__6466_1459851776" text:style-name="Index_20_Link" text:visited-style-name="Index_20_Link">Drop-ins<text:tab/>34</text:a></text:p>
          <text:p text:style-name="P59"><text:a xlink:type="simple" xlink:href="#__RefHeading__6468_1459851776" text:style-name="Index_20_Link" text:visited-style-name="Index_20_Link">#Pragmas<text:tab/>35</text:a></text:p>
          <text:p text:style-name="P59"><text:a xlink:type="simple" xlink:href="#__RefHeading__2672_343834233" text:style-name="Index_20_Link" text:visited-style-name="Index_20_Link">Structs<text:tab/>36</text:a></text:p>
          <text:p text:style-name="P57"><text:a xlink:type="simple" xlink:href="#__RefHeading__4307_889146227" text:style-name="Index_20_Link" text:visited-style-name="Index_20_Link">Renaming Members<text:tab/>37</text:a></text:p>
          <text:p text:style-name="P59"><text:a xlink:type="simple" xlink:href="#__RefHeading__2674_343834233" text:style-name="Index_20_Link" text:visited-style-name="Index_20_Link">Classes<text:tab/>37</text:a></text:p>
          <text:p text:style-name="P59"><text:a xlink:type="simple" xlink:href="#__RefHeading__7749_739758564" text:style-name="Index_20_Link" text:visited-style-name="Index_20_Link">Angels<text:tab/>39</text:a></text:p>
          <text:p text:style-name="P59"><text:a xlink:type="simple" xlink:href="#__RefHeading__4459_889146227" text:style-name="Index_20_Link" text:visited-style-name="Index_20_Link">Structs Are Public Classes<text:tab/>41</text:a></text:p>
          <text:p text:style-name="P59"><text:a xlink:type="simple" xlink:href="#__RefHeading__10029_1415873427" text:style-name="Index_20_Link" text:visited-style-name="Index_20_Link">Conveyable Member References<text:tab/>41</text:a></text:p>
          <text:p text:style-name="P59"><text:a xlink:type="simple" xlink:href="#__RefHeading__6470_1459851776" text:style-name="Index_20_Link" text:visited-style-name="Index_20_Link">Volatile, Static, Extern, Successive, and Literal<text:tab/>42</text:a></text:p>
          <text:p text:style-name="P59"><text:a xlink:type="simple" xlink:href="#__RefHeading__6472_1459851776" text:style-name="Index_20_Link" text:visited-style-name="Index_20_Link">Markers and Unwindtos<text:tab/>43</text:a></text:p>
          <text:p text:style-name="P59"><text:a xlink:type="simple" xlink:href="#__RefHeading__2676_343834233" text:style-name="Index_20_Link" text:visited-style-name="Index_20_Link">Auto-Resolves<text:tab/>43</text:a></text:p>
          <text:p text:style-name="P59"><text:a xlink:type="simple" xlink:href="#__RefHeading__2678_343834233" text:style-name="Index_20_Link" text:visited-style-name="Index_20_Link">Process Control<text:tab/>45</text:a></text:p>
          <text:p text:style-name="P59"><text:a xlink:type="simple" xlink:href="#__RefHeading__2680_343834233" text:style-name="Index_20_Link" text:visited-style-name="Index_20_Link">Thread control<text:tab/>45</text:a></text:p>
          <text:p text:style-name="P59"><text:a xlink:type="simple" xlink:href="#__RefHeading__6474_1459851776" text:style-name="Index_20_Link" text:visited-style-name="Index_20_Link">Purposes and Ports<text:tab/>46</text:a></text:p>
          <text:p text:style-name="P57"><text:a xlink:type="simple" xlink:href="#__RefHeading__6476_1459851776" text:style-name="Index_20_Link" text:visited-style-name="Index_20_Link">Purposes<text:tab/>47</text:a></text:p>
          <text:p text:style-name="P60"><text:a xlink:type="simple" xlink:href="#__RefHeading__6478_1459851776" text:style-name="Index_20_Link" text:visited-style-name="Index_20_Link">Function Overloading<text:tab/>48</text:a></text:p>
          <text:p text:style-name="P57"><text:a xlink:type="simple" xlink:href="#__RefHeading__6480_1459851776" text:style-name="Index_20_Link" text:visited-style-name="Index_20_Link">Ports<text:tab/>48</text:a></text:p>
          <text:p text:style-name="P59"><text:a xlink:type="simple" xlink:href="#__RefHeading__6482_1459851776" text:style-name="Index_20_Link" text:visited-style-name="Index_20_Link">Adhocs<text:tab/>49</text:a></text:p>
          <text:p text:style-name="P59"><text:a xlink:type="simple" xlink:href="#__RefHeading__4311_889146227" text:style-name="Index_20_Link" text:visited-style-name="Index_20_Link">Flowofs<text:tab/>50</text:a></text:p>
          <text:p text:style-name="P59"><text:a xlink:type="simple" xlink:href="#__RefHeading__4313_889146227" text:style-name="Index_20_Link" text:visited-style-name="Index_20_Link">Flow Blocks<text:tab/>53</text:a></text:p>
          <text:p text:style-name="P59"><text:a xlink:type="simple" xlink:href="#__RefHeading__6484_1459851776" text:style-name="Index_20_Link" text:visited-style-name="Index_20_Link">Side Coding<text:tab/>56</text:a></text:p>
        </text:index-body>
      </text:table-of-content>
      <text:p text:style-name="Paragraph"/>
      <text:p text:style-name="P12"/>
      <text:p text:style-name="Paragraph"/>
      <text:p text:style-name="Paragraph"/>
      <text:p text:style-name="Paragraph"/>
      <text:p text:style-name="Paragraph"/>
      <text:p text:style-name="P9"><text:bookmark-start text:name="__RefHeading___Toc393885066"/>Preface<text:bookmark-end text:name="__RefHeading___Toc393885066"/></text:p>
      <text:p text:style-name="P37">This book describes <text:span text:style-name="T105">a low-level assembler</text:span>: <text:s/><text:span text:style-name="T20">LASM</text:span><text:span text:style-name="T49">.</text:span></text:p>
      <text:p text:style-name="P38"><text:span text:style-name="T20">LASM</text:span><text:span text:style-name="T92"> is a low-level assembler with some </text:span><text:span text:style-name="T20">high level extensions</text:span><text:span text:style-name="T92"> designed to make the job of creating assembly code a little more familiar to the high-level language programmer.</text:span></text:p>
      <text:p text:style-name="P38"/>
      <text:p text:style-name="P38"/>
      <text:p text:style-name="P38"/>
      <text:p text:style-name="P38"/>
      <text:h text:style-name="P64" text:outline-level="1"><text:bookmark-start text:name="__RefHeading__191_1056490440"/>Overall design<text:bookmark-end text:name="__RefHeading__191_1056490440"/></text:h>
      <text:p text:style-name="P36"><text:span text:style-name="T105">In general, </text:span><text:span text:style-name="T12">LASM</text:span><text:span text:style-name="T46"> is an Intel-syntax assembler, an ARM-syntax assembler assembler, and a LibSF-syntax assembler. <text:s/>The file extension is .lasm for the primary assembly files, and .lasp for include files. <text:s/>However, it includes some high level extensions which are in addition to the standard syntaxes.</text:span></text:p>
      <text:h text:style-name="P65" text:outline-level="1"><text:bookmark-start text:name="__RefHeading__201_1056490440"/>Assembler<text:bookmark-end text:name="__RefHeading__201_1056490440"/></text:h>
      <text:p text:style-name="P39">The <text:span text:style-name="T2">assembler</text:span> <text:span text:style-name="T63">module is essentially a complete compiler, but one which accesses some different internal functionality to compute the binary output. <text:s/>It translates assembly source code into a binary object file suitable for later linking.</text:span></text:p>
      <text:h text:style-name="Heading_20_1" text:outline-level="1"><text:bookmark-start text:name="__RefHeading__729_1056490440"/>Linker<text:bookmark-end text:name="__RefHeading__729_1056490440"/></text:h>
      <text:p text:style-name="P41">The <text:span text:style-name="T2">linker</text:span> <text:span text:style-name="T93">module receive the binary input from the assembler stage, and processes it through to additional binary output which is suitable for the target operating system.</text:span></text:p>
      <text:h text:style-name="P69" text:outline-level="1"><text:bookmark-start text:name="__RefHeading__205_1056490440"/>LiveCode<text:bookmark-end text:name="__RefHeading__205_1056490440"/></text:h>
      <text:p text:style-name="Paragraph"><text:span text:style-name="T2">LiveCode</text:span> <text:span text:style-name="T64">is the name given to the ABI (application binary interface) </text:span><text:span text:style-name="T12">LASM</text:span><text:span text:style-name="T64"> employs. <text:s/>It was created by LibSF and is designed to allow for rapid changes to a binary image running in memory. <text:s/>It provides full support to allow every aspect of the program to be edited on-the-fly while the program is running.</text:span></text:p>
      <text:p text:style-name="P23"><text:span text:style-name="T2">LiveCode</text:span> uses a BXML file (Binary XML) to hold the various modules which are present (depending on compiler settings):</text:p>
      <text:list xml:id="list7710867740370647373" text:style-name="L1">
        <text:list-header>
          <text:p text:style-name="P75"><text:span text:style-name="T14">o<text:tab/></text:span><text:span text:style-name="T2">Full </text:span><text:span text:style-name="T13">original </text:span><text:span text:style-name="T2">source code, </text:span><text:span text:style-name="T13">and/</text:span><text:span text:style-name="T2">or links to disk-based source code<text:line-break/></text:span><text:span text:style-name="T14">o<text:tab/></text:span><text:span text:style-name="T2">Machine code<text:line-break/></text:span><text:span text:style-name="T14">o<text:tab/></text:span><text:span text:style-name="T2">Compiler, </text:span><text:span text:style-name="T7">and</text:span><text:span text:style-name="T2"> </text:span><text:span text:style-name="T7">Debugger</text:span><text:span text:style-name="T2"> settings and environment<text:line-break/></text:span><text:span text:style-name="T14">o<text:tab/></text:span><text:span text:style-name="T2">Meta data</text:span><text:line-break/></text:p>
        </text:list-header>
      </text:list>
      <text:p text:style-name="P40"><text:span text:style-name="T2">LiveCode</text:span> introduce<text:span text:style-name="T94">s</text:span> a new ability <text:span text:style-name="T94">to the compilation process</text:span>: <text:s/><text:span text:style-name="T7">the </text:span><text:span text:style-name="T2">ability to run </text:span><text:span text:style-name="T16">errant code</text:span><text:span text:style-name="T2">.</text:span></text:p>
      <text:p text:style-name="P40">If source code is malformed, it <text:span text:style-name="T94">does </text:span>not <text:span text:style-name="T94">necessarily </text:span>prevent <text:span text:style-name="T13">LASM</text:span><text:span text:style-name="T94"> from ultimately generating </text:span>a binary which will run. <text:s/><text:span text:style-name="T13">LiveCode</text:span><text:span text:style-name="T45"> </text:span><text:span text:style-name="T47">produces code which </text:span><text:span text:style-name="T45">result</text:span><text:span text:style-name="T47">s</text:span><text:span text:style-name="T45"> in </text:span><text:span text:style-name="T47">an engagement </text:span>of <text:span text:style-name="T94">as much of the binary as is possible to run until the line with errant code is reached. <text:s/>At that point it will trigger a new </text:span><text:span text:style-name="T7">LiveCode</text:span><text:span text:style-name="T45"> feature, called an </text:span>an <text:span text:style-name="T18">i</text:span><text:span text:style-name="T16">nquiry</text:span><text:span text:style-name="T49">, </text:span><text:span text:style-name="T57">which allows the binary to be suspended into a debugger where live changes to the code can be made to correct the errant condition</text:span><text:span text:style-name="T49">.</text:span></text:p>
      <text:p text:style-name="Paragraph"/>
      <text:p text:style-name="P49"><text:span text:style-name="T28">Note:</text:span><text:span text:style-name="T33"><text:tab/></text:span><text:span text:style-name="T32">An </text:span><text:span text:style-name="T17">i</text:span><text:span text:style-name="T16">nquiry</text:span><text:span text:style-name="T32"> is a </text:span><text:span text:style-name="T34">new running program </text:span><text:span text:style-name="T32">state where </text:span><text:span text:style-name="T34">it </text:span><text:span text:style-name="T32">suspends to </text:span><text:span text:style-name="T34">a </text:span><text:span text:style-name="T32">debugger, allowing the source code or runtime environment to be corrected so the program can continue. <text:s/></text:span><text:span text:style-name="T34">If no resolution is possible, then the program can be unengaged. <text:s/>In addition, if no debugger is available, a special LiveCode function can be called which will handle the errant condition programmatically.</text:span></text:p>
      <text:p text:style-name="P47"/>
      <text:p text:style-name="P10"><text:bookmark-start text:name="__RefHeading___Toc393885067"/>Philosophy<text:bookmark-end text:name="__RefHeading___Toc393885067"/></text:p>
      <text:h text:style-name="P66" text:outline-level="1"><text:bookmark-start text:name="__RefHeading__2755_118560278"/>LibSF<text:bookmark-end text:name="__RefHeading__2755_118560278"/></text:h>
      <text:p text:style-name="Paragraph"><text:span text:style-name="T66">The </text:span><text:span text:style-name="T8">Liberty Software Foundation</text:span><text:span text:style-name="T66"> maintains a fundamental philosophy, one which is derived from the relationship each of us shares here on this planet as comparable citizens, placed here by the wisdom and guidance of Jesus Christ</text:span>.</text:p>
      <text:p text:style-name="P34"><text:span text:style-name="T95">We remember always that </text:span>He had a plan for us as a community of fellows, in service to Him <text:span text:style-name="T95">(</text:span>and therefore to each other<text:span text:style-name="T95">) when He placed us here</text:span>. <text:s/>As such, the <text:span text:style-name="T2">Liberty Sof</text:span><text:span text:style-name="T9">t</text:span><text:span text:style-name="T2">ware Foundation</text:span> philosophy is summed up generally <text:span text:style-name="T79">in </text:span>this brief saying:</text:p>
      <text:p text:style-name="P48"/>
      <text:p text:style-name="P52">In God's sight we've come together...</text:p>
      <text:p text:style-name="P51"><text:s text:c="2"/>We've come together to help each other...</text:p>
      <text:p text:style-name="P51"><text:s text:c="4"/>Let's grow this project up … together!</text:p>
      <text:p text:style-name="P51"><text:s text:c="6"/>In service and Love to the Lord, forever!</text:p>
      <text:p text:style-name="P48"/>
      <text:p text:style-name="P35">At all points in <text:span text:style-name="T67">creation</text:span>, Jesus <text:span text:style-name="T79">Christ orchestrated a magnificent, </text:span>harmon<text:span text:style-name="T79">ious, and</text:span> <text:span text:style-name="T67">inspiring creation of </text:span>awe and wonder. <text:s/><text:span text:style-name="T67">If we gaze at the Heavens, peer into mathematics, dive into physics, or investigate the variety and diversity of life here on this planet … at all points it pushes our minds to their absolute limits, and yet we are still unable to comprehend the vastness of it all, the complexity of it all. <text:s/>We can only gaze truly at the beauty of it all.</text:span></text:p>
      <text:p text:style-name="P34">Every sign <text:span text:style-name="T68">that </text:span>we have been given demonstrates, <text:span text:style-name="T68">with fullest clarity, </text:span>that we are part of a community of man <text:span text:style-name="T96">here upon this planet, that our lives are integral pieces of the lives of those around us (both near and far). <text:s/>Not one of us is here by accident. <text:s/>And all of us are here with a purpose unto God, and unto one another.</text:span></text:p>
      <text:p text:style-name="P33">Those of us who author content for the <text:span text:style-name="T2">Liberty Software Foundation</text:span> recognize and acknowledge <text:span text:style-name="T96">this relationship. <text:s/>We acknowledge </text:span>that it was God who first gave <text:span text:style-name="T96">all of </text:span>us every unique and special ability and talent we possess, <text:span text:style-name="T80">that </text:span>the opportunities we've had for schooling, learning <text:span text:style-name="T96">in general</text:span>, <text:span text:style-name="T69">and everything else associated with the arrival at our vocation and position in this world, that all of it came from Him.</text:span></text:p>
      <text:p text:style-name="P32"><text:soft-page-break/>Without God's guiding hand often pulling us along as we go, we would not be where we are today, nor would we be the people we are today. <text:s/><text:span text:style-name="T96">Those of us at the </text:span><text:span text:style-name="T10">Liberty Software Foundation</text:span><text:span text:style-name="T96"> bring this realization </text:span><text:span text:style-name="T19">front and center</text:span><text:span text:style-name="T96">, desiring to </text:span><text:span text:style-name="T19">give back unto God</text:span><text:span text:style-name="T96"> the </text:span><text:span text:style-name="T19">fullest fruits</text:span><text:span text:style-name="T96"> of that which He </text:span><text:span text:style-name="T19">first gave us</text:span><text:span text:style-name="T96">: <text:s/></text:span><text:span text:style-name="T2">everything </text:span><text:span text:style-name="T5">we possess</text:span><text:span text:style-name="T2">.</text:span></text:p>
      <text:h text:style-name="Heading_20_2" text:outline-level="2"><text:bookmark-start text:name="__RefHeading__10017_1415873427"/><text:span text:style-name="T81">In </text:span>Application<text:bookmark-end text:name="__RefHeading__10017_1415873427"/></text:h>
      <text:p text:style-name="P31">The Liberty Software Foundation content is all released into the Public Domain with a single caveat: <text:s/><text:span text:style-name="T16">that each person receiving it employ self-accountability unto God that the content will remain open</text:span><text:span text:style-name="T2">.</text:span></text:p>
      <text:p text:style-name="P31"><text:span text:style-name="T35">This is, after all, the model God gave mankind with regards to the Earth and everything in it. <text:s/>It was His intention that we receive His gift with gladness, and </text:span><text:span text:style-name="T41">also receive </text:span><text:span text:style-name="T35">His guidance for using that gift with gladness, and then employ </text:span><text:span text:style-name="T41">His gift of guidance upon </text:span><text:span text:style-name="T35">the gift </text:span><text:span text:style-name="T41">of the Earth and everything in it, enjoying it all </text:span><text:span text:style-name="T35">to </text:span><text:span text:style-name="T41">the </text:span><text:span text:style-name="T35">fullest capacity </text:span><text:span text:style-name="T41">(</text:span><text:span text:style-name="T35">as per His correct and desirable guidance and instruction</text:span><text:span text:style-name="T41">)</text:span><text:span text:style-name="T35">.</text:span></text:p>
      <text:p text:style-name="P31"><text:span text:style-name="T35">However, God is not the only entity at work in our lives. <text:s/>A prideful and arrogant enemy of God aro</text:span><text:span text:style-name="T41">se and approached </text:span><text:span text:style-name="T35">man, tempting him to seek guidance </text:span><text:span text:style-name="T41">from a source </text:span><text:span text:style-name="T35">apart from God. <text:s/></text:span><text:span text:style-name="T41">And </text:span><text:span text:style-name="T35">when this was accomplished, the world we see around us today was manifested.</text:span></text:p>
      <text:p text:style-name="P30"><text:span text:style-name="T35">The ways of this world </text:span><text:span text:style-name="T42">today </text:span><text:span text:style-name="T35">are not the way</text:span><text:span text:style-name="T42">s</text:span><text:span text:style-name="T35"> this world was intended to be </text:span><text:span text:style-name="T42">for man</text:span><text:span text:style-name="T35">. <text:s/>It is </text:span><text:span text:style-name="T42">this </text:span><text:span text:style-name="T35">way </text:span><text:span text:style-name="T42">today </text:span><text:span text:style-name="T35">because people </text:span><text:span text:style-name="T42">have </text:span><text:span text:style-name="T35">stopped listening to God, </text:span><text:span text:style-name="T42">following instead </text:span><text:span text:style-name="T35">after the enemy of God through his temptations </text:span><text:span text:style-name="T36">of </text:span><text:span text:style-name="T35">sin </text:span><text:span text:style-name="T42">upon our sinful nature</text:span><text:span text:style-name="T35">. <text:s/></text:span><text:span text:style-name="T36">Our bodies </text:span><text:span text:style-name="T42">exist </text:span><text:span text:style-name="T36">in a fallen state </text:span><text:span text:style-name="T42">(they age, get sick)</text:span><text:span text:style-name="T36">, and we are spiritually dead </text:span><text:span text:style-name="T42">(</text:span><text:span text:style-name="T36">unable to discern matters of the spirit</text:span><text:span text:style-name="T42">)</text:span><text:span text:style-name="T36">, yet we </text:span><text:span text:style-name="T42">are and </text:span><text:span text:style-name="T36">remain three-</text:span><text:span text:style-name="T42">part </text:span><text:span text:style-name="T36">beings </text:span><text:span text:style-name="T42">made up of distinct components</text:span><text:span text:style-name="T36">: <text:s/></text:span><text:span text:style-name="T3">soul, spirit, body.</text:span><text:span text:style-name="T36"> <text:s/></text:span><text:span text:style-name="T42">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20"><text:span text:style-name="T82">I</text:span>n this world <text:span text:style-name="T82">today, </text:span>it is only through the redemptive blood of Jesus Christ that any of us can come to faith <text:span text:style-name="T82">and be saved, to </text:span>come to Jesus Christ, ask forgiveness for our sins, <text:span text:style-name="T82">and literally </text:span>have those sins taken away from us bringing us again into a right standing with God <text:span text:style-name="T82">so </text:span>that we are then alive again spiritually, able to discern and comprehend the things of God <text:span text:style-name="T82">gain (the “born again” nature)</text:span>.</text:p>
      <text:p text:style-name="P20">And for those of us at the Liberty Software Foundation who have come to Jesus Christ and received the <text:span text:style-name="T82">re</text:span>birth, our attentions are now focu<text:span text:style-name="T82">s</text:span>ed back on that which God would've had us do from the beginning <text:span text:style-name="T82">(</text:span>had we not fallen into temptation, and <text:span text:style-name="T82">died because of </text:span>sin<text:span text:style-name="T82">)</text:span>.</text:p>
      <text:h text:style-name="P72" text:outline-level="2"><text:bookmark-start text:name="__RefHeading__10019_1415873427"/>In Focus<text:bookmark-end text:name="__RefHeading__10019_1415873427"/></text:h>
      <text:p text:style-name="P29"><text:span text:style-name="T35">The Liberty Software Foundation employs a larger philosophy in everything that we do </text:span><text:span text:style-name="T37">than that which would apply to </text:span><text:span text:style-name="T38">the mere authoring of </text:span><text:span text:style-name="T43">some </text:span><text:span text:style-name="T37">digital content</text:span><text:span text:style-name="T35">. <text:s/></text:span><text:span text:style-name="T38">That philosophy ties back to what </text:span><text:span text:style-name="T35">is called the </text:span><text:span text:style-name="T16">Village Freedom Project</text:span><text:span text:style-name="T49">, and </text:span><text:span text:style-name="T50">it </text:span><text:span text:style-name="T49">is part of a philosophy whereby this very type of </text:span><text:span text:style-name="T50">assertive and affirmative </text:span><text:span text:style-name="T49">actio</text:span><text:span text:style-name="T50">n for God, purposed upon Him with the fullness of our lives, is given </text:span><text:span text:style-name="T55">by us </text:span><text:span text:style-name="T50">in all areas of our lives.</text:span></text:p>
      <text:p text:style-name="P28"><text:span text:style-name="T50">T</text:span><text:span text:style-name="T49">o put it simply: <text:s/></text:span><text:span text:style-name="T21">We are His prayerful servants in this world, living our lives for Him, and brining knowledge of Him to the people of this world in everything we do.</text:span></text:p>
      <text:h text:style-name="P70" text:outline-level="2"><text:bookmark-start text:name="__RefHeading__2737_118560278"/>LASM<text:bookmark-end text:name="__RefHeading__2737_118560278"/></text:h>
      <text:p text:style-name="P26"><text:span text:style-name="T49">It is the general belief of those at LibSF that computers should aid people in their work. <text:s/></text:span><text:span text:style-name="T51">They should provide </text:span><text:span text:style-name="T49">features and tools which allow them to conduct their tasks more efficiently.</text:span></text:p>
      <text:p text:style-name="P27"><text:span text:style-name="T22">LASM</text:span><text:span text:style-name="T21"> </text:span><text:span text:style-name="T23">has been </text:span><text:span text:style-name="T56">designed from inception to </text:span><text:span text:style-name="T51">be part of an integrated environment. <text:s/></text:span><text:span text:style-name="T58">It is the low-level assembler used for LibSF's operating system </text:span><text:span text:style-name="T59">kernels</text:span><text:span text:style-name="T58">, Exodus, Armodus, and Arxodus, </text:span><text:span text:style-name="T59">allowing for all kernel and driver development. <text:s/>For higher level applications, the </text:span><text:span text:style-name="T24">RDC</text:span><text:span text:style-name="T59"> toolchain is employed. <text:s/>It contains an even more robust set of tools, including its own assembler, called </text:span><text:span text:style-name="T24">AAlive</text:span><text:span text:style-name="T59">.</text:span></text:p>
      <text:h text:style-name="P71" text:outline-level="2"><text:bookmark-start text:name="__RefHeading__10021_1415873427"/>Invitation<text:bookmark-end text:name="__RefHeading__10021_1415873427"/></text:h>
      <text:p text:style-name="P21">We at the LibSF would like to invite you to come participate in writing software for Jesus Christ, and for our fellow man. <text:s/>To use the unique and special talents, abilities, interests, and fields of expertise, to serve the Lord in this way.</text:p>
      <text:p text:style-name="P21">Won't you come and join the community of man who reaches deep within themselves and offers up that which the Lord first gave us?</text:p>
      <text:p text:style-name="Paragraph"/>
      <text:p text:style-name="P11"><text:bookmark-start text:name="__RefHeading___Toc393885068"/>LASM<text:bookmark-end text:name="__RefHeading___Toc393885068"/></text:p>
      <text:h text:style-name="P67" text:outline-level="1"><text:bookmark-start text:name="__RefHeading___Toc393885069"/>The Language<text:bookmark-end text:name="__RefHeading___Toc393885069"/></text:h>
      <text:p text:style-name="P25"><text:span text:style-name="T24">LASM</text:span><text:span text:style-name="T70"> wa</text:span>s <text:span text:style-name="T71">designed to take the traditional assembler syntaxes and extend them to allow human beings familiar with higher level language skills to make the transition to assembly a little more easier.</text:span></text:p>
      <text:h text:style-name="P68" text:outline-level="1"><text:bookmark-start text:name="__RefHeading__2739_118560278"/>Engage, Unengage, <text:span text:style-name="T72">and Binary</text:span><text:bookmark-end text:name="__RefHeading__2739_118560278"/></text:h>
      <text:p text:style-name="P24"><text:span text:style-name="T35">LibSF use</text:span><text:span text:style-name="T39">s</text:span><text:span text:style-name="T35"> the terms </text:span><text:span text:style-name="T25">engage</text:span><text:span text:style-name="T35"> and </text:span><text:span text:style-name="T25">unengage</text:span><text:span text:style-name="T35"> to describe starting </text:span><text:span text:style-name="T39">and stopping </text:span><text:span text:style-name="T35">something. <text:s/></text:span><text:span text:style-name="T40">A program, </text:span><text:span text:style-name="T44">proces</text:span><text:span text:style-name="T48">s</text:span><text:span text:style-name="T44">, or thread</text:span><text:span text:style-name="T40"> is </text:span><text:span text:style-name="T6">engaged</text:span><text:span text:style-name="T40">, and </text:span><text:span text:style-name="T44">later</text:span><text:span text:style-name="T40"> </text:span><text:span text:style-name="T6">unengaged</text:span><text:span text:style-name="T40">, as part of its normal life cycle.</text:span></text:p>
      <text:p text:style-name="P42"><text:span text:style-name="T48">LASM is part of a tool-chain comprised of the </text:span><text:span text:style-name="T15">LC</text:span><text:span text:style-name="T48"> compiler, and </text:span><text:span text:style-name="T15">LASM</text:span><text:span text:style-name="T48">.</text:span></text:p>
      <text:p text:style-name="P42"/>
      <text:p text:style-name="P43">&lt;u8&gt;<text:tab/>byte ptr<text:tab/><text:tab/><text:tab/><text:tab/><text:tab/>&lt;f32&gt;<text:tab/>real4 ptr<text:line-break/>&lt;u16&gt;<text:tab/>word ptr<text:tab/><text:tab/><text:tab/><text:tab/><text:tab/>&lt;f64&gt;<text:tab/>real8 ptr<text:line-break/>&lt;u32&gt;<text:tab/>dword ptr<text:tab/><text:tab/><text:tab/><text:tab/>&lt;f80)<text:tab/>real10 ptr<text:line-break/>&lt;u48&gt;<text:tab/>fword ptr<text:line-break/>&lt;u64&gt;<text:tab/>qword ptr</text:p>
      <text:p text:style-name="P43">u8<text:tab/>db<text:line-break/>u16<text:tab/>dw<text:line-break/>u32<text:tab/>dd<text:line-break/>u64<text:tab/>dq</text:p>
      <text:p text:style-name="P78">FPU registers st(N) and also stN</text:p>
      <text:p text:style-name="P43">value EQU 5<text:tab/><text:tab/><text:tab/><text:tab/><text:tab/>value = 5</text:p>
      <text:p text:style-name="P43"/>
      <text:p text:style-name="P43"/>
      <text:p text:style-name="P43"><text:soft-page-break/></text:p>
      <text:p text:style-name="P43">INCLUDE x:\path\to\file.asm<text:tab/><text:tab/><text:tab/>#include “x:\path\to\file.asm”</text:p>
      <text:p text:style-name="P43">call<text:tab/>function<text:tab/><text:tab/><text:tab/><text:tab/><text:tab/>function()</text:p>
      <text:p text:style-name="P44">functionName PROC<text:tab/><text:tab/><text:tab/><text:tab/>function functionName()<text:line-break/>; Code<text:tab/><text:tab/><text:tab/><text:tab/><text:tab/><text:tab/>{<text:line-break/>functionName ENDP<text:tab/><text:tab/><text:tab/><text:tab/><text:tab/>// Code<text:line-break/><text:tab/><text:tab/><text:tab/><text:tab/><text:tab/><text:tab/>}</text:p>
      <text:p text:style-name="P44">macroName MACRO name1:req, name2<text:tab/><text:tab/>macro macroName<text:line-break/>; Macro content<text:tab/><text:tab/><text:tab/><text:tab/><text:tab/>| name1<text:line-break/>IFNB name2<text:tab/><text:tab/><text:tab/><text:tab/><text:tab/>| optional name2<text:line-break/><text:tab/>; Conditional compilation<text:tab/><text:tab/><text:tab/>{<text:line-break/>ENDIF<text:tab/><text:tab/><text:tab/><text:tab/><text:tab/><text:tab/><text:tab/>#ifdef name2<text:line-break/>macroName ENDM<text:tab/><text:tab/><text:tab/><text:tab/><text:tab/><text:tab/>// Conditional compilation<text:line-break/><text:tab/><text:tab/><text:tab/><text:tab/><text:tab/><text:tab/><text:tab/>#endif<text:line-break/><text:tab/><text:tab/><text:tab/><text:tab/><text:tab/><text:tab/>}</text:p>
      <text:p text:style-name="P43"/>
      <text:p text:style-name="P76"/>
      <text:p text:style-name="P50"><text:span text:style-name="T49">function process<text:line-break/>| returns int r<text:line-break/>| params int a, int b<text:line-break/>{<text:line-break/> <text:s text:c="3"/></text:span><text:span text:style-name="T53">flow<text:line-break/> <text:s text:c="3"/>{</text:span><text:span text:style-name="T49"><text:line-break/> <text:s text:c="7"/>if (a &gt;= 0)<text:line-break/> <text:s text:c="7"/>{<text:line-break/> <text:s text:c="11"/></text:span><text:span text:style-name="T52">low_risk; <text:s text:c="4"/></text:span><text:span text:style-name="T89">// </text:span><text:span text:style-name="T90">0..5 low-risk</text:span><text:span text:style-name="T52"><text:line-break/></text:span><text:span text:style-name="T49"> <text:s text:c="3"/></text:span><text:span text:style-name="T52"><text:s text:c="8"/>medium_risk; <text:s/></text:span><text:span text:style-name="T90">// 6..10 medium risk</text:span><text:span text:style-name="T52"><text:line-break/></text:span><text:span text:style-name="T49"> <text:s text:c="3"/></text:span><text:span text:style-name="T52"><text:s text:c="8"/>high_risk; <text:s text:c="3"/></text:span><text:span text:style-name="T90">// 11+ high risk</text:span><text:span text:style-name="T49"><text:line-break/><text:line-break/> <text:s text:c="7"/>} else {<text:line-break/></text:span><text:span text:style-name="T89"> <text:s text:c="11"/>// a is negative<text:line-break/> <text:s text:c="11"/>// Report error<text:line-break/></text:span><text:span text:style-name="T49"> <text:s text:c="7"/>}<text:line-break/><text:line-break/> <text:s text:c="3"/></text:span><text:span text:style-name="T54">}</text:span><text:span text:style-name="T53"> flow</text:span><text:span text:style-name="T54">of low_risk </text:span><text:span text:style-name="T62">{{</text:span><text:span text:style-name="T54"><text:line-break/></text:span><text:span text:style-name="T49"> <text:s text:c="7"/>if (a &lt;= 5)<text:line-break/> <text:s text:c="7"/>{<text:line-break/></text:span><text:span text:style-name="T89"> <text:s text:c="11"/>// a is 0..5<text:line-break/> <text:s text:c="11"/>// </text:span><text:span text:style-name="T91">Code goes here<text:line-break/></text:span><text:span text:style-name="T49"><text:line-break/></text:span><text:span text:style-name="T54"> <text:s text:c="3"/></text:span><text:span text:style-name="T62">}}</text:span><text:span text:style-name="T54"> flowof medium_risk </text:span><text:span text:style-name="T62">{{</text:span><text:span text:style-name="T54"><text:line-break/></text:span><text:span text:style-name="T49"> <text:s text:c="7"/>} else if (a &lt;= 10) {<text:line-break/></text:span><text:span text:style-name="T89"> <text:s text:c="11"/>// a is 6..10<text:line-break/> <text:s text:c="11"/>// </text:span><text:span text:style-name="T91">Code goes here<text:line-break/></text:span><text:span text:style-name="T49"><text:line-break/></text:span><text:span text:style-name="T54"> <text:s text:c="3"/></text:span><text:span text:style-name="T62">}}</text:span><text:span text:style-name="T54"> flowof high_risk </text:span><text:span text:style-name="T62">{{</text:span><text:span text:style-name="T54"><text:line-break/></text:span><text:soft-page-break/><text:span text:style-name="T49"> <text:s text:c="7"/>} else {<text:line-break/></text:span><text:span text:style-name="T89"> <text:s text:c="11"/>// a &gt; 10<text:line-break/> <text:s text:c="11"/>// </text:span><text:span text:style-name="T91">Code goes here</text:span><text:span text:style-name="T89"><text:line-break/></text:span><text:span text:style-name="T49"> <text:s text:c="7"/>}<text:line-break/></text:span><text:span text:style-name="T54"> <text:s text:c="3"/></text:span><text:span text:style-name="T62">}}</text:span><text:span text:style-name="T49"><text:line-break/>}</text:span></text:p>
      <text:p text:style-name="P45"><text:span text:style-name="T60">A</text:span><text:span text:style-name="T61">nd again, using the GUI editor features, these </text:span><text:span text:style-name="T83">flowof</text:span><text:span text:style-name="T61"> blocks can be rendered to be </text:span><text:span text:style-name="T26">inline</text:span><text:span text:style-name="T61">,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p text:style-name="P56"><text:span text:style-name="T78">\|c|/</text:span><text:tab/>–- Comment<text:line-break/><text:span text:style-name="T78">\|sc|/</text:span><text:tab/>–- Source code</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 svg:font-family="'DejaVu Serif'" style:font-adornments="Bold Italic" style:font-family-generic="roman" style:font-pitch="variable"/>
    <style:font-face style:name="DejaVu Serif2" svg:font-family="'DejaVu Serif'" style:font-adornments="Book" style:font-family-generic="roman" style:font-pitch="variable"/>
    <style:font-face style:name="DejaVu Serif1"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Liberation Serif1" fo:font-family="'Liberation Serif'" style:font-style-name="Regular" style:font-family-generic="roman" style:font-pitch="variable" fo:font-size="13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Liberation Serif2" fo:font-family="'Liberation Serif'" style:font-style-name="Bold" style:font-family-generic="roman" style:font-pitch="variable" fo:font-size="24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shadow="none" style:vertical-align="middle">
        <style:background-image/>
      </style:paragraph-properties>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background-image/>
      </style:paragraph-properties>
      <style:text-properties fo:font-variant="normal" fo:text-transform="none" fo:color="#000000" style:text-outline="true" style:font-name="FreeMono"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Liberation Serif2" fo:font-family="'Liberation Serif'" style:font-style-name="Bold" style:font-family-generic="roman" style:font-pitch="variable" fo:font-size="16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Liberation Serif1" fo:font-family="'Liberation Serif'" style:font-style-name="Regular"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Liberation Serif1" fo:font-family="'Liberation Serif'" style:font-style-name="Regular" style:font-family-generic="roman" style:font-pitch="variable" fo:font-size="12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fo:color="#000000" style:text-outline="true" style:font-name="DejaVu Serif Condensed" fo:font-family="'DejaVu Serif Condensed'" style:font-style-name="Condensed Bold" style:font-family-generic="roman" style:font-pitch="variable" fo:font-size="18pt" fo:text-shadow="none"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0066ff" fo:padding="0.05in" fo:border="0.06pt solid #000000" style:shadow="none" style:join-border="false">
        <style:tab-stops/>
        <style:background-image/>
      </style:paragraph-properties>
      <style:text-properties fo:color="#ffffff" style:font-name="Liberation Serif3"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style:paragraph-properties fo:margin-left="0in" fo:margin-right="0in" fo:text-indent="0.1701in" style:auto-text-indent="false" style:page-number="auto" fo:background-color="#cfe7f5" fo:padding="0in" fo:border="none" style:shadow="none" style:join-border="false">
        <style:tab-stops/>
        <style:background-image/>
      </style:paragraph-properties>
      <style:text-properties style:font-name="Liberation Serif4"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style:paragraph-properties fo:margin-left="0in" fo:margin-right="0in" fo:text-indent="0.2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style:paragraph-properties fo:margin-left="0in" fo:margin-right="0in" fo:text-indent="0.3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9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left="0.1in" fo:padding-right="0.1in" fo:padding-top="0.0799in" fo:padding-bottom="0.0799in" fo:border="0.06pt solid #cc9900" style:shadow="none">
        <style:tab-stops/>
        <style:background-image/>
      </style:paragraph-properties>
      <style:text-properties fo:font-variant="normal" fo:text-transform="none" fo:color="#663300" style:font-name="Liberation Serif4" fo:font-family="'Liberation Serif'" style:font-style-name="Italic" style:font-family-generic="roman" style:font-pitch="variable" fo:font-size="10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1"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2"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fo:font-style="italic" officeooo:rsid="04dbee00" officeooo:paragraph-rsid="04dbee00" style:font-style-asian="italic" style:font-style-complex="italic"/>
    </style:style>
    <style:style style:name="MP4" style:family="paragraph" style:parent-style-name="Header_20_-_20_Even">
      <style:text-properties fo:font-style="italic" officeooo:rsid="04dbee00" officeooo:paragraph-rsid="04dbee00" style:font-style-asian="italic" style:font-style-complex="italic"/>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3</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LibSF Assembler for x86, ARM, LibSF 386-x40</text:p>
      </style:header>
      <style:header-left>
        <text:p text:style-name="MP4">LibSF Assembler for x86, ARM, LibSF 386-x40</text:p>
      </style:header-left>
      <style:footer>
        <text:p text:style-name="MP5"><text:page-number text:select-page="current">15</text:page-number></text:p>
      </style:footer>
      <style:footer-left>
        <text:p text:style-name="MP2"><text:page-number text:select-page="current">14</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6-04-06T21:44:21.342346883</dc:date>
    <meta:editing-cycles>1200</meta:editing-cycles>
    <meta:editing-duration>P2173DT4H24M43S</meta:editing-duration>
    <meta:generator>LibreOffice/4.3.3.2$Linux_X86_64 LibreOffice_project/430m0$Build-2</meta:generator>
    <meta:document-statistic meta:table-count="0" meta:image-count="0" meta:object-count="0" meta:page-count="15" meta:paragraph-count="154" meta:word-count="2179" meta:character-count="12851" meta:non-whitespace-character-count="10441"/>
  </office:meta>
</office:document-meta>
</file>